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5-11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5-08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5-06-1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5-03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4-11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4-09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4-06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4-01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3-12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3-07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3-04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3-01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2-11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2-08-0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2-02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1-09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1-03-3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0-09-1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20-0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9-08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9-05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9-02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8-1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8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8-05-23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7-1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7-08-0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7-05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7-02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6-11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6-09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6-06-2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6-03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5-12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5-08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5-06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5-01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4-11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4-09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4-06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4-02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3-10-2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3-08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3-05-2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3-03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2-11-0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2-07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2-05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2-01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1-10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1-07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1-04-1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1-02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0-11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0-09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0-06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10-03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9-11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9-08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9-05-0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9-02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8-10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8-07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8-04-3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8-01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7-10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7-07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7-05-0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7-01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6-11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6-07-1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6-04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5824" calcext:value-type="float">
            <text:p>57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8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3076455401</text:p>
          </table:table-cell>
          <table:table-cell office:value-type="string" calcext:value-type="string">
            <text:p>56A 11 SOW 089</text:p>
          </table:table-cell>
          <table:table-cell office:value-type="string" calcext:value-type="string">
            <text:p>197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6" meta:object-count="0"/>
    <meta:user-defined meta:name="AppVersion">3.0</meta:user-defined>
  </office:meta>
</office:document-meta>
</file>